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1161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6.3953in"/>
    </style:style>
    <style:style style:name="co4" style:family="table-column">
      <style:table-column-properties fo:break-before="auto" style:column-width="0.6736in"/>
    </style:style>
    <style:style style:name="co5" style:family="table-column">
      <style:table-column-properties fo:break-before="auto" style:column-width="2.4307in"/>
    </style:style>
    <style:style style:name="co6" style:family="table-column">
      <style:table-column-properties fo:break-before="auto" style:column-width="2.8165in"/>
    </style:style>
    <style:style style:name="co7" style:family="table-column">
      <style:table-column-properties fo:break-before="auto" style:column-width="5.5366in"/>
    </style:style>
    <style:style style:name="co8" style:family="table-column">
      <style:table-column-properties fo:break-before="auto" style:column-width="3.9929in"/>
    </style:style>
    <style:style style:name="co9" style:family="table-column">
      <style:table-column-properties fo:break-before="auto" style:column-width="1.0902in"/>
    </style:style>
    <style:style style:name="co10" style:family="table-column">
      <style:table-column-properties fo:break-before="auto" style:column-width="5.6236in"/>
    </style:style>
    <style:style style:name="ro1" style:family="table-row">
      <style:table-row-properties style:row-height="0.260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run_5f_settings">
      <style:table-properties table:display="true" style:writing-mode="lr-tb"/>
    </style:style>
    <style:style style:name="ta2" style:family="table" style:master-page-name="PageStyle_5f_file_5f_locations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ce1" style:family="table-cell" style:parent-style-name="Default">
      <style:table-cell-properties fo:background-color="#44546a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70ad47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70ad47" style:rotation-align="none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fo:background-color="#70ad47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_sett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es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tm_protei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CBI blastp run settings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run_retrieve_NCBI_homologous_with_blastp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if true, for each protein in the input file will be sent to NCBI with blastp and homologous will be downloaded as a xml fi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n_parse_homologous_xml_into_csv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if true, for each protein save the homologous information into csv fil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domForest_feature_calculation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if true, random forest features calculati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tom_Close_D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true, calculate the closest distance for each residue in TMP homodimers, and set distance cutoff for interface residu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ultiprocessing and logging setting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use_multiprocessing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ging_level_console</text:p>
          </table:table-cell>
          <table:table-cell office:value-type="string" calcext:value-type="string">
            <text:p>DEBU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ging_level_logfile</text:p>
          </table:table-cell>
          <table:table-cell office:value-type="string" calcext:value-type="string">
            <text:p>DEBUG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le_location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MD Proteins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data_harddrive</text:p>
          </table:table-cell>
          <table:table-cell table:style-name="ce8" office:value-type="string" calcext:value-type="string">
            <text:p>/scratch2/zeng/SITHIpy/</text:p>
          </table:table-cell>
          <table:table-cell table:style-name="ce8" table:number-columns-repeated="1022"/>
        </table:table-row>
        <table:table-row table:style-name="ro2">
          <table:table-cell office:value-type="string" calcext:value-type="string">
            <text:p>Protein_folder</text:p>
          </table:table-cell>
          <table:table-cell office:value-type="string" calcext:value-type="string">
            <text:p>/scratch2/zeng/SITHIpy/Protei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in_proteins</text:p>
          </table:table-cell>
          <table:table-cell office:value-type="string" calcext:value-type="string">
            <text:p>/scratch2/zeng/SITHIpy/Proteins/train_prote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erimental_proteins</text:p>
          </table:table-cell>
          <table:table-cell office:value-type="string" calcext:value-type="string">
            <text:p>/scratch2/zeng/SITHIpy/Proteins/experimental_protei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MD Start End List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list_of_tmd_start_end</text:p>
          </table:table-cell>
          <table:table-cell office:value-type="string" calcext:value-type="string">
            <text:p>/scratch2/zeng/SITHIpy/Input_data/Tmd_Start_End_List.txt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homodimer_structure_helix_pair_infor</text:p>
          </table:table-cell>
          <table:table-cell office:value-type="string" calcext:value-type="string">
            <text:p>/scratch2/zeng/homotypic_data/data/Bind/pdb/zHelixPair</text:p>
          </table:table-cell>
          <table:table-cell office:value-type="string" calcext:value-type="string">
            <text:p>TMD homodimers with structure and the interacting helixes seq and pdb inform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mologous Download and Filter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homologous_folder</text:p>
          </table:table-cell>
          <table:table-cell office:value-type="string" calcext:value-type="string">
            <text:p>/scratch2/zeng/SITHIpy/homologou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ml_file_folder</text:p>
          </table:table-cell>
          <table:table-cell office:value-type="string" calcext:value-type="string">
            <text:p>/scratch2/zeng/SITHIpy/homologous/xm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tered_homo_folder</text:p>
          </table:table-cell>
          <table:table-cell office:value-type="string" calcext:value-type="string">
            <text:p>/scratch2/zeng/SITHIpy/homologous/filtered_homo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andom Foreast Train Features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RF_features</text:p>
          </table:table-cell>
          <table:table-cell office:value-type="string" calcext:value-type="string">
            <text:p>/scratch2/zeng/SITHIpy/Featur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ature_entropy</text:p>
          </table:table-cell>
          <table:table-cell office:value-type="string" calcext:value-type="string">
            <text:p>/scratch2/zeng/SITHIpy/Features/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ature_pssm</text:p>
          </table:table-cell>
          <table:table-cell office:value-type="string" calcext:value-type="string">
            <text:p>/scratch2/zeng/SITHIpy/Features/pssm</text:p>
          </table:table-cell>
          <table:table-cell office:value-type="string" calcext:value-type="string">
            <text:p>cumulative coevolutionary strength indicates residue functional import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ature_cumulative_coevolution</text:p>
          </table:table-cell>
          <table:table-cell office:value-type="string" calcext:value-type="string">
            <text:p>/scratch2/zeng/SITHIpy/Features/cumulative_coevolu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ature_relative_position</text:p>
          </table:table-cell>
          <table:table-cell office:value-type="string" calcext:value-type="string">
            <text:p>/scratch2/zeng/SITHIpy/Features/relative_posi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ature_lips_score</text:p>
          </table:table-cell>
          <table:table-cell office:value-type="string" calcext:value-type="string">
            <text:p>/scratch2/zeng/SITHIpy/Features/lips_sco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ature_physical_parameters</text:p>
          </table:table-cell>
          <table:table-cell office:value-type="string" calcext:value-type="string">
            <text:p>/scratch2/zeng/SITHIpy/Features/physical_parameter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Logging information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logfile_dir</text:p>
          </table:table-cell>
          <table:table-cell office:value-type="string" calcext:value-type="string">
            <text:p>/scratch2/zeng/SITHIpy/Logging/logfiles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ble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21" table:default-cell-style-name="Default"/>
        <table:table-row table:style-name="ro3"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not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NCBI blastp parameter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e_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e care e_value here need to be integer, and default is 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_value_cutoff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t_list_siz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what maximum homologous hits will be saved into xml fil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omolgous Parsing and filtering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add_query_seq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ve_fasta_plus_surr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ve_redundant_seqs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_allowed_in_TMD_seq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_identity_of_TMD_seq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_identity_of_TMD_s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TMD sequence identity is less than 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_hydrophilicity_Hessa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_n_gaps_in_TMD_seq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_n_gaps_in_TMD_sur_seq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_of_sur_residu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ber of surrounded residues on both sides of TMD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External programs and parameter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freecontact_dir</text:p>
          </table:table-cell>
          <table:table-cell office:value-type="string" calcext:value-type="string">
            <text:p>/home/software/bin/freecontact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Zen Hei Sharp" style:font-family-asian="'WenQuanYi Zen Hei Sharp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_5f_settings" style:display-name="PageStyle_run_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5f_locations" style:display-name="PageStyle_file_lo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NGBO11</meta:initial-creator>
    <meta:creation-date>2016-09-07T07:18:22</meta:creation-date>
    <dc:date>2016-11-29T18:16:24.781057569</dc:date>
    <meta:generator>LibreOffice/4.2.8.2$Linux_X86_64 LibreOffice_project/420$Build-2</meta:generator>
    <meta:editing-duration>P0D</meta:editing-duration>
    <meta:editing-cycles>1</meta:editing-cycles>
    <meta:document-statistic meta:table-count="3" meta:cell-count="1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